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vertical-align="middle" draw:auto-grow-height="false" fo:min-height="0.75cm" fo:min-width="0.5cm" fo:wrap-option="wrap"/>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08cm" svg:height="4.445cm" svg:x="11.795cm" svg:y="1.635cm">
          <text:p text:style-name="P1">Index.html</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xml:id="id2" draw:id="id2" draw:layer="layout" svg:width="5.715cm" svg:height="3.175cm" svg:x="2.27cm" svg:y="4.81cm">
          <text:p text:style-name="P1">about.html</text:p>
          <draw:enhanced-geometry svg:viewBox="0 0 21600 21600" draw:type="rectangle" draw:enhanced-path="M 0 0 L 21600 0 21600 21600 0 21600 0 0 Z N"/>
        </draw:custom-shape>
        <draw:connector draw:style-name="gr2" draw:text-style-name="P1" draw:layer="layout" svg:x1="11.795cm" svg:y1="3.858cm" svg:x2="5.127cm" svg:y2="4.81cm" draw:start-shape="id1" draw:start-glue-point="5" draw:end-shape="id2" draw:end-glue-point="0" svg:d="m11795 3858h-6668v952">
          <text:p/>
        </draw:connector>
        <draw:custom-shape draw:style-name="gr1" draw:text-style-name="P1" xml:id="id3" draw:id="id3" draw:layer="layout" svg:width="5.715cm" svg:height="3.175cm" svg:x="20.05cm" svg:y="4.81cm">
          <text:p text:style-name="P1">myfamily.html</text:p>
          <draw:enhanced-geometry svg:viewBox="0 0 21600 21600" draw:type="rectangle" draw:enhanced-path="M 0 0 L 21600 0 21600 21600 0 21600 0 0 Z N"/>
        </draw:custom-shape>
        <draw:connector draw:style-name="gr2" draw:text-style-name="P1" draw:layer="layout" svg:x1="16.875cm" svg:y1="3.858cm" svg:x2="22.907cm" svg:y2="4.81cm" draw:start-shape="id1" draw:start-glue-point="7" draw:end-shape="id3" draw:end-glue-point="0" svg:d="m16875 3858h6032v952">
          <text:p/>
        </draw:connector>
        <draw:custom-shape draw:style-name="gr1" draw:text-style-name="P1" xml:id="id4" draw:id="id4" draw:layer="layout" svg:width="6.35cm" svg:height="3.175cm" svg:x="10.525cm" svg:y="7.35cm">
          <text:p text:style-name="P1">suisclass.html</text:p>
          <draw:enhanced-geometry svg:viewBox="0 0 21600 21600" draw:type="rectangle" draw:enhanced-path="M 0 0 L 21600 0 21600 21600 0 21600 0 0 Z N"/>
        </draw:custom-shape>
        <draw:connector draw:style-name="gr2" draw:text-style-name="P1" draw:layer="layout" svg:x1="14.335cm" svg:y1="6.08cm" svg:x2="13.7cm" svg:y2="7.35cm" draw:start-shape="id1" draw:start-glue-point="6" draw:end-shape="id4" draw:end-glue-point="0" svg:d="m14335 6080v635h-635v635">
          <text:p/>
        </draw:connector>
        <draw:custom-shape draw:style-name="gr3" draw:text-style-name="P1" xml:id="id5" draw:id="id5" draw:layer="layout" svg:width="6.35cm" svg:height="3.175cm" svg:x="16.24cm" svg:y="14.335cm">
          <text:p text:style-name="P1">mum.htm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6" draw:id="id6" draw:layer="layout" svg:width="6.255cm" svg:height="3.175cm" svg:x="23.225cm" svg:y="14.335cm">
          <text:p text:style-name="P1">dad.htm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svg:x1="20.05cm" svg:y1="6.397cm" svg:x2="19.415cm" svg:y2="14.335cm" draw:start-shape="id3" draw:start-glue-point="3" draw:end-shape="id5" svg:d="m20050 6397h-635v7938">
          <text:p/>
        </draw:connector>
        <draw:connector draw:style-name="gr2" draw:text-style-name="P1" draw:layer="layout" svg:x1="25.765cm" svg:y1="6.397cm" svg:x2="26.352cm" svg:y2="14.335cm" draw:start-shape="id3" draw:start-glue-point="1" draw:end-shape="id6" draw:end-glue-point="0" svg:d="m25765 6397h587v7938">
          <text:p/>
        </draw:connector>
        <draw:custom-shape draw:style-name="gr4" draw:text-style-name="P1" xml:id="id7" draw:id="id7" draw:layer="layout" svg:width="4.445cm" svg:height="4.445cm" svg:x="1cm" svg:y="13.065cm">
          <text:p text:style-name="P1">picture.html</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onnector draw:style-name="gr2" draw:text-style-name="P1" draw:layer="layout" svg:x1="3.222cm" svg:y1="13.065cm" svg:x2="5.127cm" svg:y2="7.985cm" draw:start-shape="id7" draw:start-glue-point="0" draw:end-shape="id2" svg:d="m3222 13065v-2541h1905v-2539">
          <text:p/>
        </draw:connector>
        <draw:custom-shape draw:style-name="gr4" draw:text-style-name="P1" xml:id="id8" draw:id="id8" draw:layer="layout" svg:width="4.445cm" svg:height="4.445cm" svg:x="6.715cm" svg:y="13.065cm">
          <text:p text:style-name="P1">info.html</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onnector draw:style-name="gr2" draw:text-style-name="P1" draw:layer="layout" svg:x1="7.985cm" svg:y1="6.397cm" svg:x2="8.937cm" svg:y2="13.065cm" draw:start-shape="id2" draw:start-glue-point="1" draw:end-shape="id8" svg:d="m7985 6397h952v6668">
          <text:p/>
        </draw:connector>
        <draw:connector draw:style-name="gr2" draw:text-style-name="P1" draw:layer="layout" svg:x1="16.875cm" svg:y1="8.937cm" svg:x2="16.875cm" svg:y2="8.937cm" draw:start-shape="id4" draw:end-shape="id4" svg:d="m16875 8937">
          <text:p/>
        </draw:connector>
        <draw:connector draw:style-name="gr2" draw:text-style-name="P1" draw:layer="layout" svg:x1="16.875cm" svg:y1="8.937cm" svg:x2="16.875cm" svg:y2="8.937cm" draw:start-shape="id4" draw:end-shape="id4" svg:d="m16875 8937">
          <text:p/>
        </draw:connector>
        <draw:custom-shape draw:style-name="gr1" draw:text-style-name="P1" xml:id="id9" draw:id="id9" draw:layer="layout" svg:width="7.62cm" svg:height="2.54cm" svg:x="9.89cm" svg:y="18.78cm">
          <text:p text:style-name="P1">picture.html</text:p>
          <draw:enhanced-geometry svg:viewBox="0 0 21600 21600" draw:type="rectangle" draw:enhanced-path="M 0 0 L 21600 0 21600 21600 0 21600 0 0 Z N"/>
        </draw:custom-shape>
        <draw:connector draw:style-name="gr2" draw:text-style-name="P1" draw:layer="layout" svg:x1="13.7cm" svg:y1="10.525cm" svg:x2="13.7cm" svg:y2="18.78cm" draw:start-shape="id4" draw:start-glue-point="2" draw:end-shape="id9" svg:d="m13700 10525v8255">
          <text:p/>
        </draw:connector>
      </draw:page>
      <draw:page draw:name="page2"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0.48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tudent </meta:initial-creator>
    <meta:creation-date>2012-04-12T11:06:34</meta:creation-date>
    <dc:date>2012-04-12T11:44:23</dc:date>
    <dc:creator>student </dc:creator>
    <meta:editing-duration>PT37M49S</meta:editing-duration>
    <meta:editing-cycles>1</meta:editing-cycles>
    <meta:document-statistic meta:object-count="19"/>
    <meta:generator>LibreOffice/3.3$Linux LibreOffice_project/330m19$Build-202</meta:generator>
  </office:meta>
</office:document-meta>
</file>